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malizedStringAdapter.isWhiteSpaceExceptSpace(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rmalizedStringAdapter.unmarshal( String v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ormalizedStringAdapter.marshal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